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0154in"/>
    </style:style>
    <style:style style:name="co4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Edges</text:p>
          </table:table-cell>
          <table:table-cell office:value-type="string">
            <text:p>Vertices</text:p>
          </table:table-cell>
          <table:table-cell office:value-type="string">
            <text:p>Relation Types</text:p>
          </table:table-cell>
          <table:table-cell/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table:formula="of:=(2*[.B2]) / [.C2]" office:value-type="float" office:value="4.86380189366351">
            <text:p>4.8638018937</text:p>
          </table:table-cell>
          <table:table-cell office:value-type="float" office:value="6678">
            <text:p>6678</text:p>
          </table:table-cell>
          <table:table-cell office:value-type="float" office:value="2746">
            <text:p>2746</text:p>
          </table:table-cell>
          <table:table-cell office:value-type="float" office:value="183">
            <text:p>183</text:p>
          </table:table-cell>
          <table:table-cell office:value-type="string">
            <text:p>WordNet</text:p>
          </table:table-cell>
          <table:table-cell table:formula="of:=[.B2] / [.D2]" office:value-type="float" office:value="36.4918032786885">
            <text:p>36.4918032787</text:p>
          </table:table-cell>
          <table:table-cell office:value-type="string">
            <text:p>Avg R subgraph size</text:p>
          </table:table-cell>
          <table:table-cell table:number-columns-repeated="2"/>
          <table:table-cell table:formula="of:=(2*[.F2]) / [.F3]" office:value-type="float" office:value="4.86380189366351">
            <text:p>4.8638018937</text:p>
          </table:table-cell>
        </table:table-row>
        <table:table-row table:style-name="ro1">
          <table:table-cell table:formula="of:=1 + ((2 * [.B2]) / ([.C2]*([.C2]-1)))" office:value-type="float" office:value="1.00177187682829">
            <text:p>1.0017718768</text:p>
          </table:table-cell>
          <table:table-cell table:number-columns-repeated="4"/>
          <table:table-cell table:formula="of:= [.C2] / [.D2]" office:value-type="float" office:value="15.0054644808743">
            <text:p>15.0054644809</text:p>
          </table:table-cell>
          <table:table-cell office:value-type="string">
            <text:p>Avg number of verts in R subgraphs</text:p>
          </table:table-cell>
          <table:table-cell table:number-columns-repeated="2"/>
          <table:table-cell table:formula="of:=1 + ((2 * [.B2]) / ([.C2]*([.F3]-1)))" office:value-type="float" office:value="1.34727887106532">
            <text:p>1.3472788711</text:p>
          </table:table-cell>
        </table:table-row>
        <table:table-row table:style-name="ro1">
          <table:table-cell table:formula="of:=CEILING([.A2] * [.A3];1;1)" office:value-type="float" office:value="5">
            <text:p>5</text:p>
          </table:table-cell>
          <table:table-cell table:number-columns-repeated="4"/>
          <table:table-cell table:formula="of:=CEILING(([.J2] * [.J3]);1;1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formula="of:=(2*[.B6]) / [.C6]" office:value-type="float" office:value="1.01511681172698">
            <text:p>1.0151168117</text:p>
          </table:table-cell>
          <table:table-cell office:value-type="float" office:value="5540">
            <text:p>5540</text:p>
          </table:table-cell>
          <table:table-cell office:value-type="float" office:value="10915">
            <text:p>10915</text:p>
          </table:table-cell>
          <table:table-cell office:value-type="float" office:value="14">
            <text:p>14</text:p>
          </table:table-cell>
          <table:table-cell office:value-type="string">
            <text:p>Nell</text:p>
          </table:table-cell>
          <table:table-cell table:formula="of:=[.B6] / [.D6]" office:value-type="float" office:value="395.714285714286">
            <text:p>395.7142857143</text:p>
          </table:table-cell>
          <table:table-cell office:value-type="string">
            <text:p>Avg R subgraph size</text:p>
          </table:table-cell>
          <table:table-cell table:number-columns-repeated="2"/>
          <table:table-cell table:formula="of:=(2*[.F6]) / [.F7]" office:value-type="float" office:value="1.01511681172698">
            <text:p>1.0151168117</text:p>
          </table:table-cell>
        </table:table-row>
        <table:table-row table:style-name="ro2">
          <table:table-cell table:formula="of:=1 + ((2 * [.B6]) / ([.C6]*([.C6]-1)))" office:value-type="float" office:value="1.00009301051967">
            <text:p>1.0000930105</text:p>
          </table:table-cell>
          <table:table-cell table:number-columns-repeated="4"/>
          <table:table-cell table:formula="of:= [.C6] / [.D6]" office:value-type="float" office:value="779.642857142857">
            <text:p>779.6428571429</text:p>
          </table:table-cell>
          <table:table-cell office:value-type="string">
            <text:p>Avg number of verts in R subgraphs</text:p>
          </table:table-cell>
          <table:table-cell table:number-columns-repeated="2"/>
          <table:table-cell table:formula="of:=1 + ((2 * [.B6]) / ([.C6]*([.F7]-1)))" office:value-type="float" office:value="1.00130370015266">
            <text:p>1.0013037002</text:p>
          </table:table-cell>
        </table:table-row>
        <table:table-row table:style-name="ro1">
          <table:table-cell table:formula="of:=CEILING([.A6] * [.A7];1;1)" office:value-type="float" office:value="2">
            <text:p>2</text:p>
          </table:table-cell>
          <table:table-cell table:number-columns-repeated="4"/>
          <table:table-cell table:formula="of:=CEILING(([.J6] * [.J7]);1;1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formula="of:=(2*[.B10]) / [.C10]" office:value-type="float" office:value="5.45527753810756">
            <text:p>5.4552775381</text:p>
          </table:table-cell>
          <table:table-cell office:value-type="float" office:value="18968">
            <text:p>18968</text:p>
          </table:table-cell>
          <table:table-cell office:value-type="float" office:value="6954">
            <text:p>6954</text:p>
          </table:table-cell>
          <table:table-cell/>
          <table:table-cell office:value-type="string">
            <text:p>wn v2</text:p>
          </table:table-cell>
          <table:table-cell table:number-columns-repeated="5"/>
        </table:table-row>
        <table:table-row table:style-name="ro1">
          <table:table-cell table:formula="of:=1 + ((2 * [.B10]) / ([.C10]*([.C10]-1)))" office:value-type="float" office:value="1.00078459334648">
            <text:p>1.0007845933</text:p>
          </table:table-cell>
          <table:table-cell table:number-columns-repeated="9"/>
        </table:table-row>
        <table:table-row table:style-name="ro1">
          <table:table-cell table:formula="of:=CEILING([.A10] * [.A11];1;1)" office:value-type="float" office:value="6">
            <text:p>6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08/19/2021</text:date>, <text:time>23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Muzzin</meta:initial-creator>
    <meta:creation-date>2021-08-11T21:54:07.78</meta:creation-date>
    <dc:date>2021-08-19T23:30:41.50</dc:date>
    <dc:creator>Jae Muzzin</dc:creator>
    <meta:editing-duration>P5DT19H55M34S</meta:editing-duration>
    <meta:editing-cycles>4</meta:editing-cycles>
    <meta:generator>OpenOffice/4.1.2$Win32 OpenOffice.org_project/412m3$Build-9782</meta:generator>
    <meta:document-statistic meta:table-count="3" meta:cell-count="39" meta:object-count="0"/>
  </office:meta>
</office:document-meta>
</file>